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89cm" fo:min-width="3.129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908cm" fo:min-width="3.769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598cm" fo:min-width="2.872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882cm" fo:min-width="2.846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08cm" fo:min-width="3.283cm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91cm" fo:min-width="5.013cm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166cm" fo:min-width="1.161cm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932cm" fo:min-width="1.743cm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627cm" fo:min-width="0.927cm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521cm" fo:min-width="2.885cm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626cm" fo:min-width="1.26cm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522cm" fo:min-width="2.885cm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52cm" fo:min-width="2.885cm" loext:decorative="fals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113cm" fo:min-width="4.366cm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745cm" fo:min-width="3.312cm" loext:decorative="false"/>
      <style:paragraph-properties style:writing-mode="lr-tb"/>
    </style:style>
    <style:style style:name="P1" style:family="paragraph">
      <style:paragraph-properties fo:text-align="center"/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4.023cm" svg:height="0.905cm" svg:x="8.729cm" svg:y="0.651cm">
          <text:p text:style-name="P1">bluzd()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draw:layer="layout" svg:width="5.581cm" svg:height="1.157cm" svg:x="7.77cm" svg:y="2.051cm">
          <text:p text:style-name="P1">random = new Random()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1" draw:layer="layout" svg:width="3.372cm" svg:height="0.848cm" svg:x="8.786cm" svg:y="5.333cm">
          <text:p text:style-name="P1">L = 0</text:p>
          <text:p text:style-name="P1">P = 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5.602cm" svg:height="1.131cm" svg:x="7.77cm" svg:y="6.803cm">
          <text:p text:style-name="P1">I = 0, i &lt; n, i++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3" draw:text-style-name="P1" draw:layer="layout" svg:width="3.372cm" svg:height="0.848cm" svg:x="8.886cm" svg:y="8.573cm">
          <text:p text:style-name="P1">y = 0</text:p>
          <text:p text:style-name="P1">x = 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6.333cm" svg:height="1.329cm" svg:x="7.316cm" svg:y="9.946cm">
          <text:p text:style-name="P1">J = 0, j &lt; m, j++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6" draw:text-style-name="P1" draw:layer="layout" svg:width="7.207cm" svg:height="1.159cm" svg:x="7.249cm" svg:y="11.681cm">
          <text:p text:style-name="P1">R = random.NextFouble()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7" draw:text-style-name="P1" draw:layer="layout" svg:width="2.731cm" svg:height="1.415cm" svg:x="9.077cm" svg:y="3.722cm">
          <text:p text:style-name="P1">n, m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8" draw:text-style-name="P1" draw:layer="layout" svg:width="4.485cm" svg:height="2.363cm" svg:x="8.639cm" svg:y="13.295cm">
          <text:p text:style-name="P1">r &lt; 0.25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9" draw:text-style-name="P1" draw:layer="layout" svg:width="2.853cm" svg:height="1.753cm" svg:x="12.496cm" svg:y="15.378cm">
          <text:p text:style-name="P1">r &lt; 0,5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0" draw:text-style-name="P1" draw:layer="layout" svg:width="3.385cm" svg:height="0.771cm" svg:x="5.957cm" svg:y="15.883cm">
          <text:p text:style-name="P1">x++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" draw:layer="layout" svg:width="3.385cm" svg:height="0.771cm" svg:x="9.555cm" svg:y="17.25cm">
          <text:p text:style-name="P1">x--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" draw:layer="layout" svg:width="3.52cm" svg:height="1.751cm" svg:x="12.079cm" svg:y="18.037cm">
          <text:p text:style-name="P1">r &lt; 0,75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2" draw:text-style-name="P1" draw:layer="layout" svg:width="3.385cm" svg:height="0.772cm" svg:x="9.531cm" svg:y="19.654cm">
          <text:p text:style-name="P1">y--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" draw:layer="layout" svg:width="3.385cm" svg:height="0.77cm" svg:x="12.181cm" svg:y="21.045cm">
          <text:p text:style-name="P1">y++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6.362cm" svg:height="1.362cm" svg:x="8.033cm" svg:y="22.224cm">
          <text:p text:style-name="P1">L = L + Math.Sqrt(x*x + y*y)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5" draw:text-style-name="P1" draw:layer="layout" svg:width="3.812cm" svg:height="0.995cm" svg:x="8.988cm" svg:y="24.1cm">
          <text:p text:style-name="P1">P += x + 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3.372cm" svg:height="0.848cm" svg:x="8.952cm" svg:y="25.71cm">
          <text:p text:style-name="P1">L /= n;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3.372cm" svg:height="0.848cm" svg:x="9.05cm" svg:y="26.949cm">
          <text:p text:style-name="P1">return 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4.023cm" svg:height="0.905cm" svg:x="8.436cm" svg:y="28.396cm">
          <text:p text:style-name="P1">Конец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19T15:05:12.553000000</meta:creation-date>
    <dc:date>2024-04-19T16:09:10.930000000</dc:date>
    <meta:editing-duration>PT1H3M19S</meta:editing-duration>
    <meta:editing-cycles>78</meta:editing-cycles>
    <meta:generator>LibreOffice/7.6.2.1$Windows_X86_64 LibreOffice_project/56f7684011345957bbf33a7ee678afaf4d2ba333</meta:generator>
    <meta:document-statistic meta:object-count="20"/>
  </office:meta>
</office:document-meta>
</file>